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officeooo:paragraph-rsid="001579b5"/>
    </style:style>
    <style:style style:name="P3" style:family="paragraph" style:parent-style-name="Standard">
      <style:text-properties fo:font-weight="bold" officeooo:rsid="001491ee" officeooo:paragraph-rsid="001491ee" style:font-weight-asian="bold" style:font-weight-complex="bold"/>
    </style:style>
    <style:style style:name="P4" style:family="paragraph" style:parent-style-name="Standard">
      <style:text-properties fo:font-style="normal" fo:font-weight="normal" officeooo:rsid="001491ee" officeooo:paragraph-rsid="001491e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1579b5" officeooo:paragraph-rsid="001579b5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fo:color="#000000" style:font-name="Microsoft Sans Serif" fo:font-size="12pt" fo:font-style="normal" fo:font-weight="normal" officeooo:rsid="001491ee" officeooo:paragraph-rsid="001491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fo:color="#000000" style:font-name="Microsoft Sans Serif" fo:font-size="12pt" fo:font-style="normal" fo:font-weight="normal" officeooo:rsid="001491ee" officeooo:paragraph-rsid="001579b5" fo:background-color="#fffff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color="#000000" style:font-name="Microsoft Sans Serif" fo:font-size="12pt" fo:font-style="normal" fo:font-weight="normal" officeooo:rsid="001491ee" officeooo:paragraph-rsid="001579b5" fo:background-color="#fffff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text-properties fo:color="#000000" style:font-name="Microsoft Sans Serif" fo:font-size="12pt" fo:font-style="normal" fo:font-weight="normal" officeooo:rsid="001579b5" officeooo:paragraph-rsid="001579b5" fo:background-color="#fffff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style:font-name="Microsoft Sans Serif" fo:font-size="12pt" fo:font-style="normal" fo:font-weight="normal" officeooo:rsid="00175d00" officeooo:paragraph-rsid="00175d00" fo:background-color="#fffff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text-properties fo:color="#000000" style:font-name="Microsoft Sans Serif" fo:font-size="12pt" fo:font-weight="normal" officeooo:paragraph-rsid="001491ee" fo:background-color="#ffffff" style:font-size-asian="12pt" style:font-size-complex="12pt"/>
    </style:style>
    <style:style style:name="T1" style:family="text">
      <style:text-properties fo:font-style="normal" officeooo:rsid="001491ee" style:font-style-asian="normal" style:font-weight-asian="normal" style:font-style-complex="normal" style:font-weight-complex="normal"/>
    </style:style>
    <style:style style:name="T2" style:family="text">
      <style:text-properties officeooo:rsid="001579b5"/>
    </style:style>
    <style:style style:name="T3" style:family="text">
      <style:text-properties officeooo:rsid="00175d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stackoverflow.com/questions/647515/how-can-i-find-where-python-is-installed-on-windows" text:style-name="Internet_20_link" text:visited-style-name="Visited_20_Internet_20_Link">How can I find where Python is installed on Windows?</text:a></text:h>
      <text:p text:style-name="Preformatted_20_Text"><text:span text:style-name="Source_20_Text">&gt;&gt;&gt; import os</text:span></text:p>
      <text:p text:style-name="Preformatted_20_Text"><text:span text:style-name="Source_20_Text">&gt;&gt;&gt; import sys</text:span></text:p>
      <text:p text:style-name="Preformatted_20_Text"><text:span text:style-name="Source_20_Text">&gt;&gt;&gt; os.path.dirname(sys.executable)</text:span></text:p>
      <text:p text:style-name="P1"><text:span text:style-name="Source_20_Text">'C:\\Python25'</text:span></text:p>
      <text:p text:style-name="P2"><text:span text:style-name="Source_20_Text"><text:span text:style-name="T2">We need to install tesseract.exe file to <text:s/></text:span></text:span></text:p>
      <text:p text:style-name="P3">STEPS:</text:p>
      <text:list xml:id="list2452749951" text:style-name="L1">
        <text:list-item>
          <text:p text:style-name="P6">Reading the image files.</text:p>
        </text:list-item>
        <text:list-item>
          <text:p text:style-name="P9">We will resize and standardize our image to 500</text:p>
        </text:list-item>
        <text:list-item>
          <text:p text:style-name="P6">Image Conversion to grayscale</text:p>
        </text:list-item>
        <text:list-item>
          <text:p text:style-name="P9">We will convert image to grayscale because it will reduce the dimension <text:span text:style-name="T3">also reduce the complexity of the image . Also there are some algorithms like canny that work only on grayscale image.</text:span> </text:p>
        </text:list-item>
        <text:list-item>
          <text:p text:style-name="P6"><text:span text:style-name="T3">W</text:span>e will reduce noise from the image and make it smooth<text:span text:style-name="T3">(bilateral filter)</text:span></text:p>
        </text:list-item>
        <text:list-item>
          <text:p text:style-name="P6"><text:span text:style-name="T3">W</text:span>e will find the edges of the images <text:span text:style-name="T3">using canny edge detection algorithm</text:span></text:p>
        </text:list-item>
        <text:list-item>
          <text:p text:style-name="P6"><text:span text:style-name="T3">We</text:span> will find the contours based on the images </text:p>
        </text:list-item>
        <text:list-item>
          <text:p text:style-name="P6">we will create a copy of our orignal image to draw all the contours</text:p>
        </text:list-item>
        <text:list-item>
          <text:p text:style-name="P6">now we dont want all the contours we are intrested only in number plate </text:p>
        </text:list-item>
        <text:list-item>
          <text:p text:style-name="P11"><text:span text:style-name="T1">but can't directly locate that so we will sort them on the basis of their areas</text:span></text:p>
        </text:list-item>
        <text:list-item>
          <text:p text:style-name="P11">we will select those area which are maximum so we will sort them on the basis of their areas </text:p>
        </text:list-item>
        <text:list-item>
          <text:p text:style-name="P11">we will select those area which are maximum so we will select top 30 areas</text:p>
        </text:list-item>
        <text:list-item>
          <text:p text:style-name="P11">but it will give sorted list as in order of min to maximum</text:p>
        </text:list-item>
        <text:list-item>
          <text:p text:style-name="P11">so for that we will reverse the order of sorting </text:p>
        </text:list-item>
        <text:list-item>
          <text:p text:style-name="P6"/>
        </text:list-item>
      </text:list>
      <text:p text:style-name="P4"><text:s/><text:tab/> <text:tab/><text:tab/><text:tab/> <text:tab/> <text:tab/></text:p>
      <text:p text:style-name="P5">Keyword:</text:p>
      <text:p text:style-name="P5"/>
      <text:list xml:id="list175059641142585" text:continue-numbering="true" text:style-name="L1">
        <text:list-item>
          <text:p text:style-name="P7">cntns is contours which means that it is like the curve joining all the contour points</text:p>
        </text:list-item>
        <text:list-item>
          <text:p text:style-name="P7">new is heirarchy - relationship</text:p>
        </text:list-item>
        <text:list-item>
          <text:p text:style-name="P7">RETR_LIST - it retrives all the contours but doesnt create any parent child relationship</text:p>
        </text:list-item>
        <text:list-item>
          <text:p text:style-name="P7">CHAIN_APPROX_SIMPLE - it removes all the redundant points and compress by saving memory</text:p>
        </text:list-item>
      </text:list>
      <text:p text:style-name="P8"/>
      <text:p text:style-name="P10">Algorithm used:</text:p>
      <text:p text:style-name="P10">Canny edge detection algorith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06:00:48.907000000</meta:creation-date>
    <dc:date>2021-04-22T17:50:57.335000000</dc:date>
    <meta:editing-duration>PT6M13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30" meta:word-count="286" meta:character-count="1524" meta:non-whitespace-character-count="1268"/>
  </office:meta>
</office:document-meta>
</file>